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5.56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56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7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75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82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7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07:32:34.438121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6-30T08:53:40.904173271</dc:date>
    <dc:creator>DavidA </dc:creator>
    <meta:editing-duration>P1DT6H38S</meta:editing-duration>
    <meta:editing-cycles>93</meta:editing-cycles>
    <meta:generator>LibreOffice/6.0.7.3$Linux_X86_64 LibreOffice_project/00m0$Build-3</meta:generator>
    <meta:document-statistic meta:table-count="1" meta:cell-count="556" meta:object-count="0"/>
  </office:meta>
</office:document-meta>
</file>